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Heading1" style:family="paragraph">
      <style:paragraph-properties fo:margin-top="0.2236in" fo:margin-bottom="0.2236in"/>
    </style:style>
    <style:style style:name="T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24pt" style:font-size-asian="24pt" style:font-size-complex="24pt"/>
    </style:style>
    <style:style style:name="P4" style:parent-style-name="Heading2" style:family="paragraph">
      <style:paragraph-properties fo:margin-top="0.2076in" fo:margin-bottom="0.2076in"/>
    </style:style>
    <style:style style:name="T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6" style:parent-style-name="ListParagraph" style:family="paragraph">
      <style:paragraph-properties fo:margin-top="0.1666in" fo:margin-bottom="0.1666in"/>
    </style:style>
    <style:style style:name="T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1pt" style:font-size-asian="11pt" style:font-size-complex="11pt"/>
    </style:style>
    <style:style style:name="P9" style:parent-style-name="ListParagraph" style:family="paragraph">
      <style:paragraph-properties fo:margin-top="0.1666in" fo:margin-bottom="0.1666in"/>
    </style:style>
    <style:style style:name="T1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1pt" style:font-size-asian="11pt" style:font-size-complex="11pt"/>
    </style:style>
    <style:style style:name="T1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1pt" style:font-size-asian="11pt" style:font-size-complex="11pt"/>
    </style:style>
    <style:style style:name="P14" style:parent-style-name="ListParagraph" style:family="paragraph">
      <style:paragraph-properties fo:margin-top="0.1666in" fo:margin-bottom="0.1666in"/>
    </style:style>
    <style:style style:name="T15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1pt" style:font-size-asian="11pt" style:font-size-complex="11pt"/>
    </style:style>
    <style:style style:name="T1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8" style:parent-style-name="ListParagraph" style:family="paragraph">
      <style:paragraph-properties fo:margin-top="0.1666in" fo:margin-bottom="0.1666in"/>
    </style:style>
    <style:style style:name="T1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2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1pt" style:font-size-asian="11pt" style:font-size-complex="11pt"/>
    </style:style>
    <style:style style:name="P21" style:parent-style-name="ListParagraph" style:family="paragraph">
      <style:paragraph-properties fo:margin-top="0.1666in" fo:margin-bottom="0.1666in"/>
    </style:style>
    <style:style style:name="T2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2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1pt" style:font-size-asian="11pt" style:font-size-complex="11pt"/>
    </style:style>
    <style:style style:name="P24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25" style:parent-style-name="Heading2" style:family="paragraph">
      <style:paragraph-properties fo:margin-top="0.2076in" fo:margin-bottom="0.2076in"/>
    </style:style>
    <style:style style:name="T2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27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28" style:parent-style-name="ListParagraph" style:family="paragraph">
      <style:paragraph-properties fo:margin-top="0.1666in" fo:margin-bottom="0.1666in"/>
    </style:style>
    <style:style style:name="T2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3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1pt" style:font-size-asian="11pt" style:font-size-complex="11pt"/>
    </style:style>
    <style:style style:name="P31" style:parent-style-name="ListParagraph" style:family="paragraph">
      <style:paragraph-properties fo:margin-top="0.1666in" fo:margin-bottom="0.1666in"/>
    </style:style>
    <style:style style:name="T3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3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1pt" style:font-size-asian="11pt" style:font-size-complex="11pt"/>
    </style:style>
    <style:style style:name="P34" style:parent-style-name="Heading2" style:family="paragraph">
      <style:paragraph-properties fo:margin-top="0.2076in" fo:margin-bottom="0.2076in"/>
    </style:style>
    <style:style style:name="T3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36" style:parent-style-name="Normal" style:family="paragraph">
      <style:paragraph-properties fo:margin-bottom="0in"/>
    </style:style>
    <style:style style:name="T3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3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3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4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4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4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43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44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45" style:parent-style-name="Heading2" style:family="paragraph">
      <style:paragraph-properties fo:margin-top="0.2076in" fo:margin-bottom="0.2076in"/>
    </style:style>
    <style:style style:name="T4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47" style:parent-style-name="Normal" style:family="paragraph">
      <style:paragraph-properties fo:margin-bottom="0in"/>
    </style:style>
    <style:style style:name="T4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4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5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5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5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53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54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55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56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5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5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5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6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6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62" style:parent-style-name="Heading2" style:family="paragraph">
      <style:paragraph-properties fo:margin-top="0.2076in" fo:margin-bottom="0.2076in"/>
    </style:style>
    <style:style style:name="T6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64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65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66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67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68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69" style:parent-style-name="ListParagraph" style:family="paragraph">
      <style:paragraph-properties fo:margin-top="0.1666in" fo:margin-bottom="0.1666in"/>
    </style:style>
    <style:style style:name="T7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1pt" style:font-size-asian="11pt" style:font-size-complex="11pt"/>
    </style:style>
    <style:style style:name="P72" style:parent-style-name="Heading2" style:family="paragraph">
      <style:paragraph-properties fo:margin-top="0.2076in" fo:margin-bottom="0.2076in"/>
    </style:style>
    <style:style style:name="T7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74" style:parent-style-name="Normal" style:family="paragraph">
      <style:paragraph-properties fo:margin-bottom="0in"/>
    </style:style>
    <style:style style:name="T75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76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7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7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7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8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8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8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83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84" style:parent-style-name="Hyperlink" style:family="text">
      <style:text-properties style:font-name="Consolas" style:font-name-asian="Consolas" style:font-name-complex="Consolas" fo:font-size="11pt" style:font-size-asian="11pt" style:font-size-complex="11pt"/>
    </style:style>
    <style:style style:name="T85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86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87" style:parent-style-name="Hyperlink" style:family="text">
      <style:text-properties style:font-name="Consolas" style:font-name-asian="Consolas" style:font-name-complex="Consolas" fo:font-size="11pt" style:font-size-asian="11pt" style:font-size-complex="11pt"/>
    </style:style>
    <style:style style:name="T8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8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9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9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9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93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94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95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96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9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9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9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02" style:parent-style-name="Heading2" style:family="paragraph">
      <style:paragraph-properties fo:margin-top="0.2076in" fo:margin-bottom="0.2076in"/>
    </style:style>
    <style:style style:name="T10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104" style:parent-style-name="Normal" style:family="paragraph">
      <style:paragraph-properties fo:margin-bottom="0in"/>
    </style:style>
    <style:style style:name="T105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6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3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14" style:parent-style-name="Heading2" style:family="paragraph">
      <style:paragraph-properties fo:margin-top="0.2076in" fo:margin-bottom="0.2076in"/>
    </style:style>
    <style:style style:name="T11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116" style:parent-style-name="Normal" style:family="paragraph">
      <style:paragraph-properties fo:margin-bottom="0in"/>
    </style:style>
    <style:style style:name="T11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3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4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5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6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32" style:parent-style-name="Heading2" style:family="paragraph">
      <style:paragraph-properties fo:margin-top="0.2076in" fo:margin-bottom="0.2076in"/>
    </style:style>
    <style:style style:name="T13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134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135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136" style:parent-style-name="Heading2" style:family="paragraph">
      <style:paragraph-properties fo:margin-top="0.2076in" fo:margin-bottom="0.2076in"/>
    </style:style>
    <style:style style:name="T13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138" style:parent-style-name="Normal" style:family="paragraph">
      <style:paragraph-properties fo:margin-bottom="0in"/>
    </style:style>
    <style:style style:name="T13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42" style:parent-style-name="Heading2" style:family="paragraph">
      <style:paragraph-properties fo:margin-top="0.2076in" fo:margin-bottom="0.2076in"/>
    </style:style>
    <style:style style:name="T14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144" style:parent-style-name="Normal" style:family="paragraph">
      <style:paragraph-properties fo:margin-bottom="0in"/>
    </style:style>
    <style:style style:name="T145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6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5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5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52" style:parent-style-name="Heading2" style:family="paragraph">
      <style:paragraph-properties fo:margin-top="0.2076in" fo:margin-bottom="0.2076in"/>
    </style:style>
    <style:style style:name="T15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154" style:parent-style-name="Heading3" style:family="paragraph">
      <style:paragraph-properties fo:margin-top="0.1951in" fo:margin-bottom="0.1951in"/>
    </style:style>
    <style:style style:name="T15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56" style:parent-style-name="Normal" style:family="paragraph">
      <style:paragraph-properties fo:margin-bottom="0in"/>
    </style:style>
    <style:style style:name="T15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5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5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63" style:parent-style-name="Heading2" style:family="paragraph">
      <style:paragraph-properties fo:margin-top="0.2076in" fo:margin-bottom="0.2076in"/>
    </style:style>
    <style:style style:name="T16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165" style:parent-style-name="Normal" style:family="paragraph">
      <style:paragraph-properties fo:margin-bottom="0in"/>
    </style:style>
    <style:style style:name="T166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3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4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5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6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8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81" style:parent-style-name="Heading2" style:family="paragraph">
      <style:paragraph-properties fo:margin-top="0.2076in" fo:margin-bottom="0.2076in"/>
    </style:style>
    <style:style style:name="T18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183" style:parent-style-name="Normal" style:family="paragraph">
      <style:paragraph-properties fo:margin-bottom="0in"/>
    </style:style>
    <style:style style:name="T184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85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86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8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8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8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9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9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9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93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94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95" style:parent-style-name="Heading2" style:family="paragraph">
      <style:paragraph-properties fo:margin-top="0.2076in" fo:margin-bottom="0.2076in"/>
    </style:style>
    <style:style style:name="T19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197" style:parent-style-name="Normal" style:family="paragraph">
      <style:paragraph-properties fo:margin-top="0.1666in" fo:margin-bottom="0.1666in"/>
    </style:style>
    <style:style style:name="T19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1pt" style:font-size-asian="11pt" style:font-size-complex="11pt"/>
    </style:style>
    <style:style style:name="P199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200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201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202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203" style:parent-style-name="Normal" style:family="paragraph">
      <style:paragraph-properties fo:margin-top="0.1666in" fo:margin-bottom="0.1666in"/>
    </style:style>
    <style:style style:name="T20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1pt" style:font-size-asian="11pt" style:font-size-complex="11pt"/>
    </style:style>
    <style:style style:name="P205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206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207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208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209" style:parent-style-name="Heading2" style:family="paragraph">
      <style:paragraph-properties fo:margin-top="0.2076in" fo:margin-bottom="0.2076in"/>
    </style:style>
    <style:style style:name="T21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211" style:parent-style-name="Normal" style:family="paragraph">
      <style:paragraph-properties fo:margin-bottom="0in"/>
    </style:style>
    <style:style style:name="T21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3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4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5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6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7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8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9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0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222" style:parent-style-name="Normal" style:family="paragraph">
      <style:text-properties style:font-name="Consolas" style:font-name-asian="Consolas" style:font-name-complex="Consolas" fo:color="#67CDCC" fo:font-size="11pt" style:font-size-asian="11pt" style:font-size-complex="11pt"/>
    </style:style>
  </office:automatic-styles>
  <office:body>
    <office:text text:use-soft-page-breaks="true">
      <text:p text:style-name="P1"/>
      <text:h text:style-name="P2" text:outline-level="1"><text:span text:style-name="T3">REACT JS</text:span></text:h>
      <text:h text:style-name="P4" text:outline-level="2"><text:span text:style-name="T5">Features of React</text:span></text:h>
      <text:list text:style-name="LFO6" text:continue-numbering="true">
        <text:list-item>
          <text:p text:style-name="P6"><text:span text:style-name="T7">Responsive web design using<text:s/></text:span><text:span text:style-name="T8">components</text:span></text:p>
        </text:list-item>
        <text:list-item>
          <text:p text:style-name="P9"><text:span text:style-name="T10">Supports<text:s/></text:span><text:span text:style-name="T11">function components</text:span><text:span text:style-name="T12"><text:s/>and<text:s/></text:span><text:span text:style-name="T13">class components</text:span></text:p>
        </text:list-item>
        <text:list-item>
          <text:p text:style-name="P14"><text:span text:style-name="T15">Uses<text:s/></text:span><text:span text:style-name="T16">Virtual DOM</text:span><text:span text:style-name="T17"><text:s/>for fast rendering</text:span></text:p>
        </text:list-item>
        <text:list-item>
          <text:p text:style-name="P18"><text:span text:style-name="T19">Follows<text:s/></text:span><text:span text:style-name="T20">one-way data binding</text:span></text:p>
        </text:list-item>
        <text:list-item>
          <text:p text:style-name="P21"><text:span text:style-name="T22">Allows<text:s/></text:span><text:span text:style-name="T23">reusable components</text:span></text:p>
        </text:list-item>
        <text:list-item>
          <text:p text:style-name="P24">JSX: JavaScript extension to create HTML-like elements</text:p>
        </text:list-item>
      </text:list>
      <text:p text:style-name="Normal"/>
      <text:h text:style-name="P25" text:outline-level="2"><text:span text:style-name="T26">Visualization &amp; Platform</text:span></text:h>
      <text:list text:style-name="LFO5" text:continue-numbering="true">
        <text:list-item>
          <text:p text:style-name="P27">Helps build clean and scalable UI applications</text:p>
        </text:list-item>
        <text:list-item>
          <text:p text:style-name="P28"><text:span text:style-name="T29">Can be used for<text:s/></text:span><text:span text:style-name="T30">web applications</text:span></text:p>
        </text:list-item>
        <text:list-item>
          <text:p text:style-name="P31"><text:span text:style-name="T32">React Native is used for<text:s/></text:span><text:span text:style-name="T33">mobile applications</text:span></text:p>
        </text:list-item>
      </text:list>
      <text:p text:style-name="Normal"/>
      <text:h text:style-name="P34" text:outline-level="2"><text:span text:style-name="T35">Basic React Setup Example</text:span></text:h>
      <text:p text:style-name="P36"><text:span text:style-name="T37">import React from 'react';</text:span><text:line-break/><text:span text:style-name="T38">import ReactDOM from 'react-dom/client';</text:span><text:line-break/><text:line-break/><text:span text:style-name="T39">function Greeting(props) {</text:span><text:line-break/><text:span text:style-name="T40"><text:s text:c="3"/>return &lt;h1&gt;Welcome to TutorialsPoint&lt;/h1&gt;;</text:span><text:line-break/><text:span text:style-name="T41">}</text:span><text:line-break/><text:line-break/><text:span text:style-name="T42">const container = document.getElementById("root");</text:span><text:line-break/><text:span text:style-name="T43">const root = ReactDOM.createRoot(container);</text:span><text:line-break/><text:span text:style-name="T44">root.render(&lt;Greeting /&gt;);</text:span><text:line-break/></text:p>
      <text:p text:style-name="Normal"/>
      <text:h text:style-name="P45" text:outline-level="2"><text:span text:style-name="T46">Q1: Create a React JS code that displays your semester marks</text:span></text:h>
      <text:p text:style-name="P47"><text:span text:style-name="T48">function SemMarks() {</text:span><text:line-break/><text:span text:style-name="T49"><text:s text:c="3"/>return (</text:span><text:line-break/><text:span text:style-name="T50"><text:s text:c="6"/>&lt;div&gt;</text:span><text:line-break/><text:span text:style-name="T51"><text:s text:c="9"/>&lt;h2&gt;Semester Marks&lt;/h2&gt;</text:span><text:line-break/><text:span text:style-name="T52"><text:s text:c="9"/>&lt;p&gt;Maths: 85&lt;/p&gt;</text:span><text:line-break/><text:span text:style-name="T53"><text:s text:c="9"/>&lt;p&gt;DSA: 88&lt;/p&gt;</text:span><text:line-break/><text:span text:style-name="T54"><text:s text:c="9"/>&lt;p&gt;DBMS: 82&lt;/p&gt;</text:span><text:line-break/><text:span text:style-name="T55"><text:s text:c="9"/>&lt;p&gt;OS: 80&lt;/p&gt;</text:span><text:line-break/><text:span text:style-name="T56"><text:s text:c="9"/>&lt;p&gt;Total: 335&lt;/p&gt;</text:span><text:line-break/><text:span text:style-name="T57"><text:s text:c="9"/>&lt;p&gt;Average: 67&lt;/p&gt;</text:span><text:line-break/><text:span text:style-name="T58"><text:s text:c="6"/>&lt;/div&gt;</text:span><text:line-break/><text:span text:style-name="T59"><text:s text:c="3"/>);</text:span><text:line-break/><text:span text:style-name="T60">}</text:span><text:line-break/><text:line-break/><text:span text:style-name="T61">export default SemMarks;</text:span><text:line-break/></text:p>
      <text:p text:style-name="Normal"/>
      <text:h text:style-name="P62" text:outline-level="2"><text:span text:style-name="T63">Disadvantages of React</text:span></text:h>
      <text:list text:style-name="LFO4" text:continue-numbering="true">
        <text:list-item>
          <text:p text:style-name="P64">Lack of quality documentation</text:p>
        </text:list-item>
        <text:list-item>
          <text:p text:style-name="P65">No single standard way to develop applications</text:p>
        </text:list-item>
        <text:list-item>
          <text:p text:style-name="P66">Fast development pace</text:p>
        </text:list-item>
        <text:list-item>
          <text:p text:style-name="P67">Requires advanced JavaScript knowledge</text:p>
        </text:list-item>
        <text:list-item>
          <text:p text:style-name="P68">JSX has a learning curve</text:p>
        </text:list-item>
        <text:list-item>
          <text:p text:style-name="P69"><text:span text:style-name="T70">React is only a<text:s/></text:span><text:span text:style-name="T71">UI library</text:span></text:p>
        </text:list-item>
      </text:list>
      <text:p text:style-name="Normal"/>
      <text:h text:style-name="P72" text:outline-level="2"><text:span text:style-name="T73">React without JSX (CDN Example)</text:span></text:h>
      <text:p text:style-name="P74"><text:span text:style-name="T75">&lt;!DOCTYPE html&gt;</text:span><text:line-break/><text:span text:style-name="T76">&lt;html&gt;</text:span><text:line-break/><text:span text:style-name="T77">&lt;head&gt;</text:span><text:line-break/><text:span text:style-name="T78"><text:s text:c="3"/>&lt;meta charset="UTF-8" /&gt;</text:span><text:line-break/><text:span text:style-name="T79"><text:s text:c="3"/>&lt;title&gt;React Application&lt;/title&gt;</text:span><text:line-break/><text:span text:style-name="T80">&lt;/head&gt;</text:span><text:line-break/><text:line-break/><text:span text:style-name="T81">&lt;body&gt;</text:span><text:line-break/><text:span text:style-name="T82"><text:s text:c="3"/>&lt;div id="react-app"&gt;&lt;/div&gt;</text:span><text:line-break/><text:line-break/><text:span text:style-name="T83"><text:s text:c="3"/>&lt;script<text:s/></text:span><text:a xlink:href="mailto:src=" office:target-frame-name="_top" xlink:show="replace"><text:span text:style-name="T84">src="https://unpkg.com/react@17/umd/react.development.js</text:span></text:a><text:span text:style-name="T85">" crossorigin&gt;&lt;/script&gt;</text:span><text:line-break/><text:span text:style-name="T86"><text:s text:c="3"/>&lt;script<text:s/></text:span><text:a xlink:href="mailto:src=" office:target-frame-name="_top" xlink:show="replace"><text:span text:style-name="T87">src="https://unpkg.com/react-dom@17/umd/react-dom.development.js</text:span></text:a><text:span text:style-name="T88">" crossorigin&gt;&lt;/script&gt;</text:span><text:line-break/><text:line-break/><text:span text:style-name="T89"><text:s text:c="3"/>&lt;script type="text/javascript"&gt;</text:span><text:line-break/><text:span text:style-name="T90"><text:s text:c="6"/>const element = React.createElement(</text:span><text:line-break/><text:span text:style-name="T91"><text:s text:c="9"/>'h1',</text:span><text:line-break/><text:span text:style-name="T92"><text:s text:c="9"/>{},</text:span><text:line-break/><text:span text:style-name="T93"><text:s text:c="9"/>'Hello React!'</text:span><text:line-break/><text:span text:style-name="T94"><text:s text:c="6"/>);</text:span><text:line-break/><text:line-break/><text:span text:style-name="T95"><text:s text:c="6"/>ReactDOM.render(</text:span><text:line-break/><text:span text:style-name="T96"><text:s text:c="9"/>element,</text:span><text:line-break/><text:span text:style-name="T97"><text:s text:c="9"/>document.getElementById('react-app')</text:span><text:line-break/><text:span text:style-name="T98"><text:s text:c="6"/>);</text:span><text:line-break/><text:span text:style-name="T99"><text:s text:c="3"/>&lt;/script&gt;</text:span><text:line-break/><text:span text:style-name="T100">&lt;/body&gt;</text:span><text:line-break/><text:span text:style-name="T101">&lt;/html&gt;</text:span><text:line-break/></text:p>
      <text:p text:style-name="Normal"/>
      <text:h text:style-name="P102" text:outline-level="2"><text:span text:style-name="T103">Q2: Modify the code to display the sum of 2 numbers (3 + 2 = 5)</text:span></text:h>
      <text:p text:style-name="P104"><text:span text:style-name="T105">const element = React.createElement(</text:span><text:line-break/><text:span text:style-name="T106"><text:s text:c="3"/>'h1',</text:span><text:line-break/><text:span text:style-name="T107"><text:s text:c="3"/>{},</text:span><text:line-break/><text:span text:style-name="T108"><text:s text:c="3"/>'3 + 2 is 5'</text:span><text:line-break/><text:span text:style-name="T109">);</text:span><text:line-break/><text:line-break/><text:span text:style-name="T110">ReactDOM.render(</text:span><text:line-break/><text:span text:style-name="T111"><text:s text:c="3"/>element,</text:span><text:line-break/><text:span text:style-name="T112"><text:s text:c="3"/>document.getElementById('react-app')</text:span><text:line-break/><text:span text:style-name="T113">);</text:span><text:line-break/></text:p>
      <text:p text:style-name="Normal"/>
      <text:h text:style-name="P114" text:outline-level="2"><text:span text:style-name="T115">Q3: Form Design – Enter marks for 5 subjects and display total &amp; average</text:span></text:h>
      <text:p text:style-name="P116"><text:span text:style-name="T117">function MarksForm() {</text:span><text:line-break/><text:span text:style-name="T118"><text:s text:c="3"/>const marks = [80, 85, 78, 90, 88];</text:span><text:line-break/><text:span text:style-name="T119"><text:s text:c="3"/>const total = marks.reduce((a, b) =&gt; a + b, 0);</text:span><text:line-break/><text:span text:style-name="T120"><text:s text:c="3"/>const average = total / marks.length;</text:span><text:line-break/><text:line-break/><text:span text:style-name="T121"><text:s text:c="3"/>return (</text:span><text:line-break/><text:span text:style-name="T122"><text:s text:c="6"/>&lt;div&gt;</text:span><text:line-break/><text:span text:style-name="T123"><text:s text:c="9"/>&lt;h3&gt;Student Marks&lt;/h3&gt;</text:span><text:line-break/><text:span text:style-name="T124"><text:s text:c="9"/>&lt;p&gt;Roll No: CB.SC.U4CSE23018&lt;/p&gt;</text:span><text:line-break/><text:span text:style-name="T125"><text:s text:c="9"/>&lt;p&gt;Name: Rohith&lt;/p&gt;</text:span><text:line-break/><text:span text:style-name="T126"><text:s text:c="9"/>&lt;p&gt;Total: {total}&lt;/p&gt;</text:span><text:line-break/><text:span text:style-name="T127"><text:s text:c="9"/>&lt;p&gt;Average: {average}&lt;/p&gt;</text:span><text:line-break/><text:span text:style-name="T128"><text:s text:c="6"/>&lt;/div&gt;</text:span><text:line-break/><text:span text:style-name="T129"><text:s text:c="3"/>);</text:span><text:line-break/><text:span text:style-name="T130">}</text:span><text:line-break/><text:line-break/><text:span text:style-name="T131">export default MarksForm;</text:span><text:line-break/></text:p>
      <text:p text:style-name="Normal"/>
      <text:h text:style-name="P132" text:outline-level="2"><text:span text:style-name="T133">Types of React Components</text:span></text:h>
      <text:list text:style-name="LFO3" text:continue-numbering="true">
        <text:list-item>
          <text:p text:style-name="P134">Function Components</text:p>
        </text:list-item>
        <text:list-item>
          <text:p text:style-name="P135">Class Components</text:p>
        </text:list-item>
      </text:list>
      <text:p text:style-name="Normal"/>
      <text:h text:style-name="P136" text:outline-level="2"><text:span text:style-name="T137">Function Component Example</text:span></text:h>
      <text:p text:style-name="P138"><text:span text:style-name="T139">function Hello(props) {</text:span><text:line-break/><text:span text:style-name="T140"><text:s text:c="3"/>return &lt;h1&gt;Hello, {props.name}&lt;/h1&gt;;</text:span><text:line-break/><text:span text:style-name="T141">}</text:span><text:line-break/></text:p>
      <text:p text:style-name="Normal"/>
      <text:h text:style-name="P142" text:outline-level="2"><text:span text:style-name="T143">Class Component Example</text:span></text:h>
      <text:p text:style-name="P144"><text:span text:style-name="T145">import React from 'react';</text:span><text:line-break/><text:line-break/><text:span text:style-name="T146">class Hello extends React.Component {</text:span><text:line-break/><text:span text:style-name="T147"><text:s text:c="3"/>render() {</text:span><text:line-break/><text:span text:style-name="T148"><text:s text:c="6"/>return &lt;h1&gt;Hello, {this.props.name}&lt;/h1&gt;;</text:span><text:line-break/><text:span text:style-name="T149"><text:s text:c="3"/>}</text:span><text:line-break/><text:span text:style-name="T150">}</text:span><text:line-break/><text:line-break/><text:span text:style-name="T151">export default Hello;</text:span><text:line-break/></text:p>
      <text:p text:style-name="Normal"/>
      <text:h text:style-name="P152" text:outline-level="2"><text:span text:style-name="T153">Q: Create Billing Data (Bill No, Vendor Name, Address, GST No)</text:span></text:h>
      <text:h text:style-name="P154" text:outline-level="3"><text:span text:style-name="T155">JSON Format</text:span></text:h>
      <text:p text:style-name="P156"><text:span text:style-name="T157">{</text:span><text:line-break/><text:span text:style-name="T158"><text:s text:c="2"/>"bill_no": "BILL123",</text:span><text:line-break/><text:span text:style-name="T159"><text:s text:c="2"/>"vendor_name": "Fresh Juice Corner",</text:span><text:line-break/><text:span text:style-name="T160"><text:s text:c="2"/>"address": "Gandhipuram, Coimbatore",</text:span><text:line-break/><text:span text:style-name="T161"><text:s text:c="2"/>"gst_no": "33ABCDE1234F1Z5"</text:span><text:line-break/><text:span text:style-name="T162">}</text:span><text:line-break/></text:p>
      <text:p text:style-name="Normal"/>
      <text:h text:style-name="P163" text:outline-level="2"><text:span text:style-name="T164">Class Component – Billing Entry</text:span></text:h>
      <text:p text:style-name="P165"><text:span text:style-name="T166">import React from 'react';</text:span><text:line-break/><text:span text:style-name="T167">import './billEntry.css';</text:span><text:line-break/><text:line-break/><text:span text:style-name="T168">class BillEntry extends React.Component {</text:span><text:line-break/><text:span text:style-name="T169"><text:s text:c="3"/>render() {</text:span><text:line-break/><text:span text:style-name="T170"><text:s text:c="6"/>return (</text:span><text:line-break/><text:span text:style-name="T171"><text:s text:c="9"/>&lt;div&gt;</text:span><text:line-break/><text:span text:style-name="T172"><text:s text:c="12"/>&lt;div&gt;&lt;b&gt;Bill No:&lt;/b&gt; &lt;em&gt;BILL123&lt;/em&gt;&lt;/div&gt;</text:span><text:line-break/><text:span text:style-name="T173"><text:s text:c="12"/>&lt;div&gt;&lt;b&gt;Vendor Name:&lt;/b&gt; &lt;em&gt;Fresh Juice Corner&lt;/em&gt;&lt;/div&gt;</text:span><text:line-break/><text:span text:style-name="T174"><text:s text:c="12"/>&lt;div&gt;&lt;b&gt;Address:&lt;/b&gt; &lt;em&gt;Gandhipuram, Coimbatore&lt;/em&gt;&lt;/div&gt;</text:span><text:line-break/><text:span text:style-name="T175"><text:s text:c="12"/>&lt;div&gt;&lt;b&gt;GST No:&lt;/b&gt; &lt;em&gt;33ABCDE1234F1Z5&lt;/em&gt;&lt;/div&gt;</text:span><text:line-break/><text:span text:style-name="T176"><text:s text:c="9"/>&lt;/div&gt;</text:span><text:line-break/><text:span text:style-name="T177"><text:s text:c="6"/>);</text:span><text:line-break/><text:span text:style-name="T178"><text:s text:c="3"/>}</text:span><text:line-break/><text:span text:style-name="T179">}</text:span><text:line-break/><text:line-break/><text:span text:style-name="T180">export default BillEntry;</text:span><text:line-break/></text:p>
      <text:p text:style-name="Normal"/>
      <text:h text:style-name="P181" text:outline-level="2"><text:span text:style-name="T182">Function Component – Billing Entry</text:span></text:h>
      <text:p text:style-name="P183"><text:span text:style-name="T184">function BillEntryItem() {</text:span><text:line-break/><text:span text:style-name="T185"><text:s text:c="3"/>return (</text:span><text:line-break/><text:span text:style-name="T186"><text:s text:c="6"/>&lt;div&gt;</text:span><text:line-break/><text:span text:style-name="T187"><text:s text:c="9"/>&lt;div&gt;&lt;b&gt;Bill No:&lt;/b&gt; &lt;em&gt;BILL123&lt;/em&gt;&lt;/div&gt;</text:span><text:line-break/><text:span text:style-name="T188"><text:s text:c="9"/>&lt;div&gt;&lt;b&gt;Vendor Name:&lt;/b&gt; &lt;em&gt;Fresh Juice Corner&lt;/em&gt;&lt;/div&gt;</text:span><text:line-break/><text:span text:style-name="T189"><text:s text:c="9"/>&lt;div&gt;&lt;b&gt;Address:&lt;/b&gt; &lt;em&gt;Gandhipuram, Coimbatore&lt;/em&gt;&lt;/div&gt;</text:span><text:line-break/><text:span text:style-name="T190"><text:s text:c="9"/>&lt;div&gt;&lt;b&gt;GST No:&lt;/b&gt; &lt;em&gt;33ABCDE1234F1Z5&lt;/em&gt;&lt;/div&gt;</text:span><text:line-break/><text:span text:style-name="T191"><text:s text:c="6"/>&lt;/div&gt;</text:span><text:line-break/><text:span text:style-name="T192"><text:s text:c="3"/>);</text:span><text:line-break/><text:span text:style-name="T193">}</text:span><text:line-break/><text:line-break/><text:span text:style-name="T194">export default BillEntryItem;</text:span><text:line-break/></text:p>
      <text:p text:style-name="Normal"/>
      <text:h text:style-name="P195" text:outline-level="2"><text:span text:style-name="T196">Difference Between ReactJS and React Native</text:span></text:h>
      <text:p text:style-name="P197"><text:span text:style-name="T198">ReactJS</text:span></text:p>
      <text:list text:style-name="LFO2" text:continue-numbering="true">
        <text:list-item>
          <text:p text:style-name="P199">Used for web applications</text:p>
        </text:list-item>
        <text:list-item>
          <text:p text:style-name="P200">Runs in the browser</text:p>
        </text:list-item>
        <text:list-item>
          <text:p text:style-name="P201">Uses HTML, CSS, and JavaScript</text:p>
        </text:list-item>
        <text:list-item>
          <text:p text:style-name="P202">Renders to the DOM</text:p>
        </text:list-item>
      </text:list>
      <text:p text:style-name="P203"><text:span text:style-name="T204">React Native</text:span></text:p>
      <text:list text:style-name="LFO1" text:continue-numbering="true">
        <text:list-item>
          <text:p text:style-name="P205">Used for mobile applications (Android &amp; iOS)</text:p>
        </text:list-item>
        <text:list-item>
          <text:p text:style-name="P206">Runs as native apps</text:p>
        </text:list-item>
        <text:list-item>
          <text:p text:style-name="P207">Uses native UI components</text:p>
        </text:list-item>
        <text:list-item>
          <text:p text:style-name="P208">Does not use the DOM</text:p>
        </text:list-item>
      </text:list>
      <text:p text:style-name="Normal"/>
      <text:h text:style-name="P209" text:outline-level="2"><text:span text:style-name="T210">Class with Constructor Example</text:span></text:h>
      <text:p text:style-name="P211"><text:span text:style-name="T212">import React from 'react';</text:span><text:line-break/><text:line-break/><text:span text:style-name="T213">class MoneyConverter extends React.Component {</text:span><text:line-break/><text:span text:style-name="T214"><text:s text:c="3"/>constructor(props) {</text:span><text:line-break/><text:span text:style-name="T215"><text:s text:c="6"/>super(props);</text:span><text:line-break/><text:span text:style-name="T216"><text:s text:c="3"/>}</text:span><text:line-break/><text:line-break/><text:span text:style-name="T217"><text:s text:c="3"/>render() {</text:span><text:line-break/><text:span text:style-name="T218"><text:s text:c="6"/>return &lt;h1&gt;Money Converter&lt;/h1&gt;;</text:span><text:line-break/><text:span text:style-name="T219"><text:s text:c="3"/>}</text:span><text:line-break/><text:span text:style-name="T220">}</text:span><text:line-break/><text:line-break/><text:span text:style-name="T221">export default MoneyConverter;</text:span><text:line-break/></text:p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HAMAGATLA ROHITH KUMAR-[CB.SC.U4CSE23018]</meta:initial-creator>
    <dc:creator>DHAMAGATLA ROHITH KUMAR-[CB.SC.U4CSE23018]</dc:creator>
    <meta:creation-date>2026-01-17T15:23:00Z</meta:creation-date>
    <dc:date>2026-01-17T15:23:00Z</dc:date>
    <meta:template xlink:href="Normal.dotm" xlink:type="simple"/>
    <meta:editing-cycles>2</meta:editing-cycles>
    <meta:editing-duration>PT0S</meta:editing-duration>
    <meta:document-statistic meta:page-count="1" meta:paragraph-count="9" meta:word-count="703" meta:character-count="4706" meta:row-count="33" meta:non-whitespace-character-count="4012"/>
  </office:meta>
</office:document-meta>
</file>